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98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8cm" fo:min-width="18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8cm" fo:min-width="18.5cm"/>
      <style:paragraph-properties style:writing-mode="lr-tb"/>
    </style:style>
    <style:style style:name="gr4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4cm" fo:min-width="1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7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color="#000000" loext:opacity="100%" style:font-name="TimesNewRomanPSMT1" fo:font-size="18pt" fo:font-weight="bold" style:font-name-asian="TimesNewRomanPSMT1" style:font-size-asian="18pt" style:font-weight-asian="bold" style:font-name-complex="TimesNewRomanPSMT1" style:font-size-complex="18pt" style:font-weight-complex="bold"/>
    </style:style>
    <style:style style:name="T3" style:family="text">
      <style:text-properties fo:color="#000000" loext:opacity="100%" style:font-name="TimesNewRomanPSMT1" fo:font-size="18pt" style:font-name-asian="TimesNewRomanPSMT1" style:font-size-asian="18pt" style:font-name-complex="TimesNewRomanPSMT1" style:font-size-complex="18pt"/>
    </style:style>
    <style:style style:name="T4" style:family="text">
      <style:text-properties fo:color="#000000" loext:opacity="100%" style:font-name="TimesNewRomanPSMT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Port de charge &gt; iPhone</text:p>
          </draw:text-box>
        </draw:frame>
        <draw:custom-shape draw:style-name="gr2" draw:text-style-name="P4" draw:layer="layout" svg:width="19cm" svg:height="3.488cm" svg:x="1cm" svg:y="18.344cm">
          <text:p text:style-name="P3"><text:span text:style-name="T2">iPhone 12, 12 Mini, 12 Pro, 12 Pro Max, 13, 13 Mini</text:span></text:p>
          <text:p text:style-name="P3"><text:span text:style-name="T3">Prix : 42,90 EUR + 6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hone 11, 11 Pro, 11 Pro Max</text:span></text:p>
          <text:p text:style-name="P3"><text:span text:style-name="T3">Prix : 41,90 EUR + 4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hone X, XR, Xs, Xs Max</text:span></text:p>
          <text:p text:style-name="P3"><text:span text:style-name="T3">Prix : 39,90 EUR + 3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hone 8, 8 Plus</text:span></text:p>
          <text:p text:style-name="P3"><text:span text:style-name="T3">Prix : 27,90 EUR + 2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hone 6, 6 Plus, 6s, 6s Plus, SE, 7, 7 Plus</text:span></text:p>
          <text:p text:style-name="P3"><text:span text:style-name="T3">Prix : 25,90 EUR + 2,00 EUR (réparation rapide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49cm" svg:x="1cm" svg:y="21.774cm">
          <text:p text:style-name="P6"><text:span text:style-name="T2">iPhone SE 2020</text:span></text:p>
          <text:p text:style-name="P6"><text:span text:style-name="T4">Prix : 27,90 EUR + 2,00 EUR (réparation rapide)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9cm" svg:height="2.45cm" svg:x="1cm" svg:y="25.85cm">
          <draw:text-box>
            <text:p text:style-name="P8">Vous ne trouvez pas votre iPhone ? <text:span text:style-name="T5">Contactez-nous</text:span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30T17:41:13.585262280</meta:creation-date>
    <dc:date>2022-11-02T22:02:59.356913991</dc:date>
    <meta:editing-duration>P2DT10H49M22S</meta:editing-duration>
    <meta:editing-cycles>15</meta:editing-cycles>
    <meta:generator>LibreOffice/7.3.2.2$MacOSX_AARCH64 LibreOffice_project/49f2b1bff42cfccbd8f788c8dc32c1c309559be0</meta:generator>
    <meta:document-statistic meta:object-count="8"/>
  </office:meta>
</office:document-meta>
</file>